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030" calcext:value-type="float">
            <text:p>3030</text:p>
          </table:table-cell>
          <table:table-cell table:formula="of:=COM.MICROSOFT.BINOM.DIST([.A1]/2; [.A1]; 0.5; 0)" office:value-type="percentage" office:value="0.0144938216980793" calcext:value-type="percentage">
            <text:p>1.45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COM.MICROSOFT.BINOM.DIST([.A2]/2; [.A2]; 0.5; 0)" office:value-type="percentage" office:value="0.0252250181783607" calcext:value-type="percentage">
            <text:p>2.52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COM.MICROSOFT.BINOM.DIST([.A3]/2; [.A3]; 0.5; 0)" office:value-type="percentage" office:value="0.0356646455533491" calcext:value-type="percentage">
            <text:p>3.57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BINOM.DIST([.A4]/2; [.A4]; 0.5; 0)" office:value-type="percentage" office:value="0.0563484790092564" calcext:value-type="percentage">
            <text:p>5.63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BINOM.DIST([.A5]/2; [.A5]; 0.5; 0)" office:value-type="percentage" office:value="0.0795892373871788" calcext:value-type="percentage">
            <text:p>7.96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BINOM.DIST([.A6]/2; [.A6]; 0.5; 0)" office:value-type="percentage" office:value="0.112275172659217" calcext:value-type="percentage">
            <text:p>11.2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BINOM.DIST([.A7]/2; [.A7]; 0.5; 0)" office:value-type="percentage" office:value="0.24609375" calcext:value-type="percentage">
            <text:p>24.6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4:45:24.773176000</meta:creation-date>
    <dc:date>2016-01-02T14:49:14.819058000</dc:date>
    <meta:editing-duration>PT3M51S</meta:editing-duration>
    <meta:editing-cycles>1</meta:editing-cycles>
    <meta:document-statistic meta:table-count="1" meta:cell-count="14" meta:object-count="0"/>
    <meta:generator>LibreOffice/4.4.3.2$MacOSX_X86_64 LibreOffice_project/88805f81e9fe61362df02b9941de8e38a9b5fd16</meta:generator>
  </office:meta>
</office:document-meta>
</file>